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c434" officeooo:paragraph-rsid="000ec434"/>
    </style:style>
    <style:style style:name="P2" style:family="paragraph" style:parent-style-name="Standard">
      <style:text-properties officeooo:rsid="000fa2e4" officeooo:paragraph-rsid="000fa2e4"/>
    </style:style>
    <style:style style:name="P3" style:family="paragraph" style:parent-style-name="Standard">
      <style:text-properties officeooo:rsid="000ec434" officeooo:paragraph-rsid="000ec434"/>
    </style:style>
    <style:style style:name="P4" style:family="paragraph" style:parent-style-name="Standard">
      <style:text-properties officeooo:rsid="000ec434" officeooo:paragraph-rsid="00124217"/>
    </style:style>
    <style:style style:name="P5" style:family="paragraph" style:parent-style-name="Standard">
      <style:text-properties officeooo:rsid="00124217" officeooo:paragraph-rsid="00124217"/>
    </style:style>
    <style:style style:name="P6" style:family="paragraph" style:parent-style-name="Standard">
      <style:text-properties officeooo:rsid="001349e7" officeooo:paragraph-rsid="001349e7"/>
    </style:style>
    <style:style style:name="P7" style:family="paragraph" style:parent-style-name="Standard">
      <style:text-properties officeooo:rsid="0014aacb" officeooo:paragraph-rsid="0014aacb"/>
    </style:style>
    <style:style style:name="T1" style:family="text">
      <style:text-properties officeooo:rsid="00124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relación entre índices espectrales HRV y HRT en pacientes sanos. </text:p>
      <text:p text:style-name="P1"/>
      <text:p text:style-name="P1"/>
      <text:p text:style-name="P1">Base de datos:</text:p>
      <text:p text:style-name="P1"/>
      <text:p text:style-name="P7">Pandas – Infarto agudo de miocardio.</text:p>
      <text:p text:style-name="P7"/>
      <text:p text:style-name="P7"/>
      <text:p text:style-name="P7">Tipo de Análisis:</text:p>
      <text:p text:style-name="P7"/>
      <text:p text:style-name="P7">Vamos a analizar la relación existente entre el valor de la Turbulencia del Ciclo Cardiáco y la Variabilidad de la Frecuencia Cardíaca (esta última medida mediante los índices espectrales)</text:p>
      <text:p text:style-name="P7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2:35:46.967699826</meta:creation-date>
    <meta:editing-duration>P1DT19H15M52S</meta:editing-duration>
    <meta:editing-cycles>2</meta:editing-cycles>
    <meta:generator>LibreOffice/6.0.3.2$Linux_X86_64 LibreOffice_project/00m0$Build-2</meta:generator>
    <dc:date>2018-08-03T08:22:08.132868979</dc:date>
    <meta:document-statistic meta:table-count="0" meta:image-count="0" meta:object-count="0" meta:page-count="1" meta:paragraph-count="5" meta:word-count="51" meta:character-count="329" meta:non-whitespace-character-count="281"/>
  </office:meta>
</office:document-meta>
</file>